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61141" draw:marker-start-width="0.35cm" draw:marker-end-width="0.35cm" draw:fill="gradient" draw:fill-color="#d62e4e" draw:fill-gradient-name="Gradient_20_1" draw:gradient-step-count="0" draw:opacity-name="Transparency_20_2" draw:textarea-horizontal-align="justify" draw:textarea-vertical-align="middle" draw:auto-grow-height="false" fo:min-height="1.456cm" fo:min-width="1.206cm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none" draw:fill-color="#eeeeee" draw:textarea-horizontal-align="justify" draw:textarea-vertical-align="middle" draw:auto-grow-height="false" fo:min-height="0.018cm" fo:min-width="0.7cm" loext:decorative="false"/>
    </style:style>
    <style:style style:name="P1" style:family="paragraph">
      <loext:graphic-properties draw:fill="gradient" draw:fill-color="#d62e4e" draw:fill-gradient-name="Gradient_20_1" draw:gradient-step-count="0" draw:opacity-name="Transparency_20_2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0cm" svg:y="0cm">
          <text:p/>
          <draw:enhanced-geometry svg:viewBox="0 0 21600 21600" draw:path-stretchpoint-x="10800" draw:path-stretchpoint-y="10800" draw:text-areas="?f3 ?f4 ?f5 ?f6" draw:type="round-rectangle" draw:modifiers="1079.460269865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cm" svg:height="0.268cm" svg:x="0.4cm" svg:y="0.86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e16173" draw:end-color="#a7074b" draw:start-intensity="100%" draw:end-intensity="100%" draw:angle="30deg" draw:border="0%">
      <loext:gradient-stop svg:offset="0" loext:color-type="rgb" loext:color-value="#e16173"/>
      <loext:gradient-stop svg:offset="1" loext:color-type="rgb" loext:color-value="#a7074b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Transparency_20_1" draw:display-name="Transparency 1" draw:style="radial" draw:cx="50%" draw:cy="50%" draw:start="40%" draw:end="100%" draw:border="0%">
      <loext:opacity-stop svg:offset="0" svg:stop-opacity="0.4"/>
      <loext:opacity-stop svg:offset="1" svg:stop-opacity="1"/>
    </draw:opacity>
    <draw:opacity draw:name="Transparency_20_2" draw:display-name="Transparency 2" draw:style="radial" draw:cx="50%" draw:cy="50%" draw:start="0%" draw:end="100%" draw:border="0%">
      <loext:opacity-stop svg:offset="0" svg:stop-opacity="0"/>
      <loext:opacity-stop svg:offset="1" svg:stop-opacity="1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4-12-26T19:25:18.926287296</dc:date>
    <dc:creator>Marc</dc:creator>
    <meta:editing-duration>PT3H55M51S</meta:editing-duration>
    <meta:editing-cycles>14</meta:editing-cycles>
    <meta:generator>LibreOffice/24.2.7.2$Linux_X86_64 LibreOffice_project/420$Build-2</meta:generator>
    <meta:document-statistic meta:object-count="2"/>
  </office:meta>
</office:document-meta>
</file>